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000000111F7B71F452154C1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349cm" svg:height="7.222cm" svg:x="0.251cm" svg:y="0.278cm">
          <draw:image xlink:href="Pictures/10000000000000F000000111F7B71F452154C1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4:45:48.248000000</dc:date>
    <meta:editing-duration>PT2M6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